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office:value-type="date" office:date-value="2020-01-20">
            <text:p>20.01.20</text:p>
          </table:table-cell>
          <table:table-cell office:value-type="string">
            <text:p>Assisted Vasilena with correcting her draft on Agata Ciabattoni, done some major corrections and additions to the draft article; created a page for Ciabattoni and linked all articles there; also invested some time in planning out a restructuring of our pages to make it easier to understand who created the drafts and who peer-reviewed them</text:p>
          </table:table-cell>
          <table:table-cell table:style-name="ce5" office:value-type="time" office:time-value="PT06H00M00S">
            <text:p>06:00</text:p>
          </table:table-cell>
        </table:table-row>
        <table:table-row table:style-name="ro1">
          <table:table-cell/>
          <table:table-cell office:value-type="date" office:date-value="2020-01-06">
            <text:p>06.01.20</text:p>
          </table:table-cell>
          <table:table-cell office:value-type="string">
            <text:p>Assisted Eva with correcting her draft on Sabine Theresia Köszegi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03">
            <text:p>03.01.20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1H30M00S">
            <text:p>01:30</text:p>
          </table:table-cell>
        </table:table-row>
        <table:table-row table:style-name="ro3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5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3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3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3:.D15])" office:value-type="time" office:time-value="PT29H00M00S">
            <text:p>29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20.01.2020</text:date>, <text:time>13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20T13:18:38.61</dc:date>
    <meta:editing-duration>PT39M51S</meta:editing-duration>
    <meta:editing-cycles>22</meta:editing-cycles>
    <meta:generator>OpenOffice/4.1.7$Win32 OpenOffice.org_project/417m1$Build-9800</meta:generator>
    <meta:document-statistic meta:table-count="3" meta:cell-count="44" meta:object-count="0"/>
  </office:meta>
</office:document-meta>
</file>